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24" calcext:value-type="float">
            <text:p>25.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0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9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2152" calcext:value-type="float">
            <text:p>14.9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8544" calcext:value-type="float">
            <text:p>14.2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9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8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8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8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8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8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8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8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8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7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7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7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NHP-SH-007</text:p>
          </table:table-cell>
          <table:table-cell office:value-type="string" calcext:value-type="string">
            <text:p>196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